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EPS_5f_portada">
      <style:paragraph-properties fo:margin-top="0cm" fo:margin-bottom="0.4cm"/>
      <style:text-properties style:font-name="Calibri1" fo:font-size="14pt" style:font-size-asian="14pt" style:font-size-complex="14pt"/>
    </style:style>
    <style:style style:name="P2" style:family="paragraph" style:parent-style-name="Universidad_5f_portada">
      <style:text-properties style:font-name="Calibri1" fo:font-size="14pt" style:font-size-asian="14pt" style:font-size-complex="14pt"/>
    </style:style>
    <style:style style:name="P3"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4" style:family="paragraph" style:parent-style-name="Título_5f_portada">
      <style:text-properties style:font-name="Calibri1" fo:font-size="20pt" fo:font-weight="normal" style:font-size-asian="20pt" style:font-weight-asian="normal" style:font-size-complex="20pt" style:font-weight-complex="normal"/>
    </style:style>
    <style:style style:name="P5" style:family="paragraph" style:parent-style-name="Subtítulo_5f_portada">
      <style:text-properties style:font-name="Calibri1"/>
    </style:style>
    <style:style style:name="P6" style:family="paragraph" style:parent-style-name="Text_20_body" style:list-style-name="L21"/>
    <style:style style:name="P7" style:family="paragraph" style:parent-style-name="Texto_5f_portada">
      <style:paragraph-properties fo:margin-left="1.958cm" fo:margin-right="0cm" fo:text-indent="0cm" style:auto-text-indent="false"/>
      <style:text-properties fo:language="es" fo:country="ES" fo:font-weight="bold" style:language-asian="zxx" style:country-asian="none" style:font-weight-asian="bold" style:language-complex="zxx" style:country-complex="none" style:font-weight-complex="bold"/>
    </style:style>
    <style:style style:name="P8" style:family="paragraph" style:parent-style-name="Heading_20_1">
      <style:paragraph-properties fo:break-before="page"/>
    </style:style>
    <style:style style:name="P9" style:family="paragraph" style:parent-style-name="Título_5f_portada" style:master-page-name="First_20_Page">
      <style:paragraph-properties style:page-number="auto"/>
      <style:text-properties style:font-name="Calibri1" fo:font-size="20pt" style:font-size-asian="20pt" style:font-size-complex="20pt"/>
    </style:style>
    <style:style style:name="P10" style:family="paragraph" style:parent-style-name="Contents_20_1">
      <style:paragraph-properties>
        <style:tab-stops>
          <style:tab-stop style:position="17.006cm" style:type="right" style:leader-style="dotted" style:leader-text="."/>
        </style:tab-stops>
      </style:paragraph-properties>
    </style:style>
    <style:style style:name="P11" style:family="paragraph" style:parent-style-name="Contents_20_2">
      <style:paragraph-properties>
        <style:tab-stops>
          <style:tab-stop style:position="16.506cm" style:type="right" style:leader-style="dotted" style:leader-text="."/>
        </style:tab-stops>
      </style:paragraph-properties>
    </style:style>
    <style:style style:name="P12" style:family="paragraph" style:parent-style-name="Contents_20_3">
      <style:paragraph-properties>
        <style:tab-stops>
          <style:tab-stop style:position="16.007cm" style:type="right" style:leader-style="dotted" style:leader-text="."/>
        </style:tab-stops>
      </style:paragraph-properties>
    </style:style>
    <style:style style:name="P13" style:family="paragraph" style:parent-style-name="Illustration_20_Index_20_Heading">
      <style:paragraph-properties fo:break-before="page"/>
    </style:style>
    <style:style style:name="T1" style:family="text">
      <style:text-properties fo:font-weight="normal" style:font-weight-asian="normal" style:font-weight-complex="normal"/>
    </style:style>
    <style:style style:name="T2" style:family="text">
      <style:text-properties fo:language="es" fo:country="ES" style:language-asian="zxx" style:country-asian="none" style:language-complex="zxx" style:country-complex="none"/>
    </style:style>
    <style:style style:name="T3" style:family="text">
      <style:text-properties fo:language="es" fo:country="ES" fo:font-style="italic" style:language-asian="zxx" style:country-asian="none" style:font-style-asian="italic" style:language-complex="zxx" style:country-complex="none" style:font-style-complex="italic"/>
    </style:style>
    <style:style style:name="T4" style:family="text">
      <style:text-properties fo:language="es" fo:country="ES" fo:font-style="normal" style:language-asian="zxx" style:country-asian="none" style:font-style-asian="normal" style:language-complex="zxx" style:country-complex="none" style:font-style-complex="normal"/>
    </style:style>
    <style:style style:name="T5"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uegos Web Interactivos para Entrenamiento Visual</text:p>
      <text:p text:style-name="P5">Ingeniería en informática</text:p>
      <text:p text:style-name="P2">Universidad de Córdoba</text:p>
      <text:p text:style-name="P1">Escuela Politécnica Superior</text:p>
      <text:p text:style-name="P4">PRUEBAS</text:p>
      <text:p text:style-name="Texto_5f_portada"><text:span text:style-name="T1">Autor:</text:span><text:span text:style-name="T5"> Manuel Navarro Pérez</text:span></text:p>
      <text:p text:style-name="Texto_5f_portada"><text:span text:style-name="T1">Directores:</text:span> <text:span text:style-name="T5">Antonio Arauzo Azofra</text:span></text:p>
      <text:p text:style-name="P7">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0">PRUEBAS<text:tab/>3</text:p>
          <text:p text:style-name="P11">Pruebas unitarias<text:tab/>3</text:p>
          <text:p text:style-name="P12">Pruebas de caja blanca<text:tab/>3</text:p>
          <text:p text:style-name="P12">Pruebas de caja negra<text:tab/>3</text:p>
          <text:p text:style-name="P11">Pruebas de sistema<text:tab/>4</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3">Índice de ilustraciones</text:p>
          </text:index-title>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P3"/>
      <text:h text:style-name="P8" text:outline-level="1"><text:bookmark text:name="__RefHeading__530_1206187521"/><text:span text:style-name="T2">PRUEBAS</text:span><text:bookmark-end text:name="__RefHeading__530_1206187521"/></text:h>
      <text:p text:style-name="Text_20_body"><text:span text:style-name="T2">Este capítulo se centrará en la realización de pruebas al sistema. Las pruebas de software se integran dentro las diferentes fases del Ciclo del Software dentro de la Ingeniería de Software; es el proceso que permite verificar y revelar la calidad de un producto software y si cumple con los requerimientos iniciales, así se ejecuta un programa y mediante técnicas experimentales se trata de descubrir qué errores tiene.</text:span></text:p>
      <text:p text:style-name="Text_20_body"><text:span text:style-name="T2">Durante el proceso de desarrollo del software es necesario realizar pruebas continuamente, pero más aún al final de su implementación para validar la integridad general del sistema desarrollado.</text:span></text:p>
      <text:p text:style-name="Text_20_body"><text:span text:style-name="T2">A continuación se presentan una serie de pruebas realizadas al producto desarrollado que prueban su estructura y funcionalidad.</text:span></text:p>
      <text:h text:style-name="Heading_20_2" text:outline-level="2"><text:span text:style-name="T2">Pruebas unitarias</text:span></text:h>
      <text:h text:style-name="Heading_20_3" text:outline-level="3"><text:span text:style-name="T2">Pruebas de caja blanca</text:span></text:h>
      <text:p text:style-name="Text_20_body"><text:span text:style-name="T2">La prueba de caja blanca del software se basa en el minucioso examen de los detalles procedimentales. Se comprueban los caminos lógicos del software proponiendo casos de prueba que ejerciten conjuntos específicos de condiciones o bucles. Se pueden examinar el estado del programa en varios puntos para determinar si el estado real coincide con el esperado o mencionado.</text:span></text:p>
      <text:p text:style-name="Text_20_body"><text:span text:style-name="T2">Es aconsejable que las pruebas de la caja blanca sean diseñadas después de que exista un diseño o código fuente. Podemos considerar que las pruebas de caja blanca fueron ejecutadas a lo <text:s/>largo del proceso de diseño e implementación de he la herramienta. Básicamente consistieron en desarrollar ejemplos que apliquen la funcionalidad que se debe ofrecer y comprobar que se hace de forma correcta y se obtienen los resultados esperados.</text:span></text:p>
      <text:p text:style-name="Text_20_body"><text:span text:style-name="T2">Por lo tanto, tras la actividad de validación de los diferentes módulos del sistema, el procedimiento de pruebas de caja blanca queda cubierto, así como con toda la serie de pruebas efectuadas en cada interacción e incremento del desarrollo del componente requerido.</text:span></text:p>
      <text:h text:style-name="Heading_20_3" text:outline-level="3"><text:span text:style-name="T2">Pruebas de caja negra</text:span></text:h>
      <text:p text:style-name="Text_20_body"><text:span text:style-name="T2">Las pruebas de caja negra se centran en los requisitos funcionales del software y permiten al ingeniero del software obtener un conjunto de condiciones de entrada que ejerciten completamente todos los requisitos funcionales de un programa.</text:span></text:p>
      <text:p text:style-name="Text_20_body"><text:span text:style-name="T2">A diferencia de las pruebas de caja blanca, que se llevan a cabo previamente en el proceso de prueba, la prueba de caja negra tiende a aplicarse en fases posteriores.</text:span></text:p>
      <text:p text:style-name="Text_20_body"><text:span text:style-name="T2">Estas pruebas ofrecen un enfoque complementario que intentan descubrir diferentes tipos de errores. Las pruebas de caja negra pueden evidenciar problemas en la interfaz, en la usabilidad o funcionalidades incorrectas o ausentes, pueden también sacar a relucir errores en accesos a base de datos externas, rendimiento o incluso errores de inicialización y de terminación.</text:span></text:p>
      <text:p text:style-name="Text_20_body"><text:soft-page-break/><text:span text:style-name="T2">Normalmente, para definir el conjunto de casos de prueba pertenecientes a las pruebas de caja negra, nos fijamos en los casos de uso que fueron definidos en el análisis del sistema. Al identificar los requisitos funcionales, se definieron una serie de casos de uso, cada caso de uso representa una funcionalidad y la manera de interactuar que tiene el actor con el sistema. Por ello, cada caso de prueba deriva de un caso de y cada caso de prueba <text:s/>estará asociado a un escenario de un caso de uso en particular.</text:span></text:p>
      <text:p text:style-name="Text_20_body"><text:span text:style-name="T2">Un caso de prueba de este tipo incluye la verificación del resultado de la interacción entre los actores y el sistema, que se satisfacen las precondiciones y postcondiciones especificadas por el caso de uso que lo identifica y que se sigue la secuencia de acciones especificadas por el caso de uso. Un caso de prueba basado en un caso de uso especifica típicamente una prueba del comportamiento observable externamente del sistema, que es la definición de prueba de caja negra.</text:span></text:p>
      <text:p text:style-name="Text_20_body"><text:span text:style-name="T2">Todos los casos de uso que se van a definir a continuación tendrán las siguientes condiciones:</text:span></text:p>
      <text:list xml:id="list39327724" text:style-name="L21">
        <text:list-item>
          <text:p text:style-name="P6"><text:span text:style-name="T2">Cada caso de uso de prueba tendrá asociado un caso de uso y se encontrará identificado por su nombre y un ´código formado por las letras CP y un número entero que se irá incrementando por cada caso de prueba existente y coincidiendo con número de caso de uso asociado.</text:span></text:p>
        </text:list-item>
        <text:list-item>
          <text:p text:style-name="P6"><text:span text:style-name="T2">Además se definirán los siguientes atributos:</text:span></text:p>
          <text:list>
            <text:list-item>
              <text:p text:style-name="P6"><text:span text:style-name="T2">Descripción: comentario breve del caso de prueba asociado al caso de uso.</text:span></text:p>
            </text:list-item>
            <text:list-item>
              <text:p text:style-name="P6"><text:span text:style-name="T2">Valor esperado: resultado que se desea obtener.</text:span></text:p>
            </text:list-item>
            <text:list-item>
              <text:p text:style-name="P6"><text:span text:style-name="T2">Objetivo: indica qué se pretende probar.</text:span></text:p>
            </text:list-item>
            <text:list-item>
              <text:p text:style-name="P6"><text:span text:style-name="T2">Resultado: resultado de la prueba.</text:span></text:p>
            </text:list-item>
          </text:list>
        </text:list-item>
      </text:list>
      <text:h text:style-name="Heading_20_2" text:outline-level="2"><text:span text:style-name="T2">Pruebas de sistema</text:span></text:h>
      <text:p text:style-name="Text_20_body"><text:span text:style-name="T2">Tras la finalización de las pruebas anteriores obtenemos un sistema completo que funciona de forma correcta y del que han sido solventados numerosos errores que han ido surgiendo, por lo que puede comenzar una serie final de pruebas del software para verificar que se han integrado adecuadamente todos los elementos del sistema y que realizan las funciones apropiadas.</text:span></text:p>
      <text:p text:style-name="Text_20_body"><text:span text:style-name="T2">El objetivo de las pruebas de sistema es comprobar la integración del sistema de información globalmente, tanto hardware como software, verificando el funcionamiento correcto de las interfaces entre los distintos subsistemas que lo componen y con el resto de sistemas de infomración con los que se comunica.</text:span></text:p>
      <text:p text:style-name="Text_20_body"><text:span text:style-name="T2">En este punto se ha verificado la usabilidad y accesibilidad en los navegadores más comúnmente utilizados como </text:span><text:span text:style-name="T3">Mozilla Firefox, Google Chrome, Internet Explorer </text:span><text:span text:style-name="T4">y</text:span><text:span text:style-name="T3"> Safari </text:span><text:span text:style-name="T2">en sus últimas versiones. El software desarrollado, tanto juegos como interfaz web, no ha presentado problemas en ninguno de los navegadores prob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46M41S</meta:editing-duration>
    <meta:editing-cycles>9</meta:editing-cycles>
    <meta:generator>OpenOffice.org/3.3$Win32 OpenOffice.org_project/330m20$Build-9567</meta:generator>
    <dc:date>2014-03-03T19:21:55</dc:date>
    <dc:creator>Manuel Navarro Pérez</dc:creator>
    <meta:document-statistic meta:table-count="0" meta:image-count="0" meta:object-count="0" meta:page-count="4" meta:paragraph-count="42" meta:word-count="900" meta:character-count="5628"/>
    <meta:user-defined meta:name="Info 1"/>
    <meta:user-defined meta:name="Info 2"/>
    <meta:user-defined meta:name="Info 3"/>
    <meta:user-defined meta:name="Info 4"/>
  </office:meta>
</office:document-meta>
</file>